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3a7" officeooo:paragraph-rsid="001353a7"/>
    </style:style>
    <style:style style:name="P2" style:family="paragraph" style:parent-style-name="Standard">
      <style:text-properties officeooo:rsid="00140ad4" officeooo:paragraph-rsid="00140ad4"/>
    </style:style>
    <style:style style:name="P3" style:family="paragraph" style:parent-style-name="Standard">
      <style:text-properties officeooo:rsid="00150c6e" officeooo:paragraph-rsid="00150c6e"/>
    </style:style>
    <style:style style:name="P4" style:family="paragraph" style:parent-style-name="Standard">
      <style:text-properties officeooo:rsid="00140ad4" officeooo:paragraph-rsid="0015e1a3"/>
    </style:style>
    <style:style style:name="P5" style:family="paragraph" style:parent-style-name="Standard">
      <style:text-properties officeooo:rsid="001353a7" officeooo:paragraph-rsid="001353a7"/>
    </style:style>
    <style:style style:name="P6" style:family="paragraph" style:parent-style-name="Standard">
      <style:text-properties officeooo:rsid="001353a7" officeooo:paragraph-rsid="0016d6a3"/>
    </style:style>
    <style:style style:name="P7" style:family="paragraph" style:parent-style-name="Standard">
      <style:paragraph-properties fo:text-align="justify" style:justify-single-word="false"/>
      <style:text-properties officeooo:rsid="001353a7" officeooo:paragraph-rsid="001353a7"/>
    </style:style>
    <style:style style:name="P8" style:family="paragraph" style:parent-style-name="Standard">
      <style:text-properties officeooo:rsid="00150c6e" officeooo:paragraph-rsid="00150c6e"/>
    </style:style>
    <style:style style:name="P9" style:family="paragraph" style:parent-style-name="Standard">
      <style:text-properties officeooo:rsid="00150c6e" officeooo:paragraph-rsid="0016d6a3"/>
    </style:style>
    <style:style style:name="P10" style:family="paragraph" style:parent-style-name="Standard">
      <style:text-properties officeooo:rsid="0017915b" officeooo:paragraph-rsid="0017915b"/>
    </style:style>
    <style:style style:name="P11" style:family="paragraph" style:parent-style-name="Standard">
      <style:text-properties officeooo:rsid="0017915b" officeooo:paragraph-rsid="00190dde"/>
    </style:style>
    <style:style style:name="P12" style:family="paragraph" style:parent-style-name="Standard">
      <style:text-properties officeooo:rsid="0017915b" officeooo:paragraph-rsid="001a8b9e"/>
    </style:style>
    <style:style style:name="P13" style:family="paragraph" style:parent-style-name="Standard">
      <style:text-properties officeooo:rsid="001bc4c5" officeooo:paragraph-rsid="001bc4c5"/>
    </style:style>
    <style:style style:name="P14" style:family="paragraph" style:parent-style-name="Standard">
      <style:paragraph-properties fo:text-align="justify" style:justify-single-word="false"/>
      <style:text-properties officeooo:rsid="001da8e7" officeooo:paragraph-rsid="001da8e7"/>
    </style:style>
    <style:style style:name="P15" style:family="paragraph" style:parent-style-name="Standard">
      <style:paragraph-properties fo:text-align="justify" style:justify-single-word="false"/>
      <style:text-properties officeooo:rsid="001ea511" officeooo:paragraph-rsid="001ea511"/>
    </style:style>
    <style:style style:name="P16" style:family="paragraph" style:parent-style-name="Standard">
      <style:paragraph-properties fo:text-align="justify" style:justify-single-word="false"/>
      <style:text-properties officeooo:rsid="00224739" officeooo:paragraph-rsid="00224739"/>
    </style:style>
    <style:style style:name="P17" style:family="paragraph" style:parent-style-name="Standard">
      <style:paragraph-properties fo:text-align="justify" style:justify-single-word="false"/>
      <style:text-properties officeooo:rsid="00225507" officeooo:paragraph-rsid="00225507"/>
    </style:style>
    <style:style style:name="T1" style:family="text">
      <style:text-properties officeooo:rsid="00140ad4"/>
    </style:style>
    <style:style style:name="T2" style:family="text">
      <style:text-properties officeooo:rsid="0015540b"/>
    </style:style>
    <style:style style:name="T3" style:family="text">
      <style:text-properties officeooo:rsid="0015e1a3"/>
    </style:style>
    <style:style style:name="T4" style:family="text">
      <style:text-properties officeooo:rsid="0016d6a3"/>
    </style:style>
    <style:style style:name="T5" style:family="text">
      <style:text-properties officeooo:rsid="0017915b"/>
    </style:style>
    <style:style style:name="T6" style:family="text">
      <style:text-properties officeooo:rsid="00190dde"/>
    </style:style>
    <style:style style:name="T7" style:family="text">
      <style:text-properties officeooo:rsid="001a1fea"/>
    </style:style>
    <style:style style:name="T8" style:family="text">
      <style:text-properties officeooo:rsid="001ea511"/>
    </style:style>
    <style:style style:name="T9" style:family="text">
      <style:text-properties officeooo:rsid="001fe871"/>
    </style:style>
    <style:style style:name="T10" style:family="text">
      <style:text-properties officeooo:rsid="002255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ceso:</text:p>
      <text:p text:style-name="P14">Lo primero que hice fue dividir los cuatro archivos (auctions, events, clicks, installs) en ventanas de tres días: 18 a 20, 19 a 21, 20 a 22, 21 a 23, 22 a 24, 23 a 25 y 24 a 26, con lo cual me quedaron 28 archivos en total.</text:p>
      <text:p text:style-name="P15">Para los archivos de los días 18-20, 19-21, 20-22, 21-23 y 24-26 creé nuevos archivos <text:span text:style-name="T9">para poder entrenar </text:span>con los features de <text:span text:style-name="T9">cada archivo auctions, events, clicks e installs. Para los features no tuve en cuenta las columnas de los archivos originales que tuvieran más de la mitad de los datos nulos. Y para los archivos de los días 21-23, 22-24, 23-25 y 24-26 creé los archivos para poder testear auctions e installs.</text:span></text:p>
      <text:p text:style-name="P14">A partir de esos archivos <text:span text:style-name="T9">pude hacer los sets de</text:span> entrenamiento <text:span text:style-name="T8">para predecir las subastas y las instalaciones. Para predecir las subastas hice un full join entre auctions, events y el archivo de testeo <text:s text:c="4"/>de auctions, además agregé los registros de clicks e installs que coincidieran con los anteriores para tener información extra. Para predecir las instalaciones hice un full join entre events, clicks, installs y el archivo que testea installs y agregé las subastas que <text:s/>coincidían. En ambos casos, cuando quedaban referencias a tiempos nulos los reemplazaba por el tiempo máximo (3 días en segundos), y en las demás referencias nulas las reemplazaba por 0.</text:span></text:p>
      <text:p text:style-name="P16">Con estos 4 sets de entrenamiento pude entrenar los datos para <text:span text:style-name="T10">encontrar buenos valores de hiperparámetros en los clasificadores que usé.</text:span></text:p>
      <text:p text:style-name="P17">Para predecir los tiempos finales creé los archivos a predecir juntando los archivos de la misma forma que al hacer los sets de entrenamientos, pero usando los target_id del objetivo del trabajo en vez de los archivos creados para testear.</text:p>
      <text:p text:style-name="P7"/>
      <text:p text:style-name="P7"/>
      <text:p text:style-name="P1"/>
      <text:p text:style-name="P1"/>
      <text:p text:style-name="P1"/>
      <text:p text:style-name="P1"/>
      <text:p text:style-name="P1">Features Subastas: </text:p>
      <text:p text:style-name="P1"/>
      <text:p text:style-name="P6">s_source_id: <text:span text:style-name="T2">probabilidad de que aparezca el source_id del dispositivo en una subasta. Es uno de los features más importante a la hora de predecir las subastas.</text:span></text:p>
      <text:p text:style-name="P1">s_ref_type<text:span text:style-name="T1">1</text:span>: <text:span text:style-name="T2">es 1 si el ref_type del dispositivo es 1 y 0 sino. No resultó útil a la hora de predecir subastas.</text:span></text:p>
      <text:p text:style-name="P4">s_ref_type<text:span text:style-name="T2">7</text:span>: <text:span text:style-name="T2">es 1 si el ref_type del dispositivo es 7 y 0 sino. No resultó útil a la hora de predecir subastas.</text:span></text:p>
      <text:p text:style-name="P4">s_t_min: tiempo m<text:span text:style-name="T3">í</text:span>nimo en el cual apare<text:span text:style-name="T2">ció</text:span> el dispositivo en una subasta. <text:span text:style-name="T3">Es uno de los features más importante a la hora de predecir las subastas.</text:span></text:p>
      <text:p text:style-name="P2">s_t_prom: tiempo promedio en el cual aparec<text:span text:style-name="T2">ió</text:span> el dispositivo en subasta.</text:p>
      <text:p text:style-name="P2">s_t_max: tiempo m<text:span text:style-name="T3">á</text:span>ximo en el cual apareció el dispositivo en una subasta. <text:span text:style-name="T3">Es uno de los features más importante a la hora de predecir las subastas.</text:span></text:p>
      <text:p text:style-name="P2">s_#subastas: cantidad de subastas de un dispositivo.</text:p>
      <text:p text:style-name="P2"/>
      <text:p text:style-name="P3">Eventos:</text:p>
      <text:p text:style-name="P3"/>
      <text:p text:style-name="P3">e_kind: <text:span text:style-name="T4">probabilidad de que aparezca el kind del dispositivo en un evento</text:span>.</text:p>
      <text:p text:style-name="P9">e_app_id: <text:span text:style-name="T4">probabilidad de que aparezca la aplicación del dispositivo en un evento</text:span>. <text:span text:style-name="T3">Es uno de los features más importante a la hora de predecir las instalaciones.</text:span></text:p>
      <text:p text:style-name="P9">e_event_id: <text:span text:style-name="T4">probabilidad de que aparezca el event_id de un dispositivo en un evento</text:span>. <text:span text:style-name="T2">No resultó útil a la hora de predecir subastas, pero sí para predecir instalaciones.</text:span></text:p>
      <text:p text:style-name="P3">e_#wifi: cantidad de eventos con wifi <text:span text:style-name="T6">del dispositivo</text:span>.</text:p>
      <text:p text:style-name="P3">e_#atribuidos: cantidad de eventos atribuidos a japp. <text:span text:style-name="T5">No resultó útil para predecir.</text:span></text:p>
      <text:p text:style-name="P3">e_#eventos: cantidad de eventos de un dispositivo.</text:p>
      <text:p text:style-name="P9"><text:soft-page-break/>e_t_prom: es el tiempo promedio en el cual aparec<text:span text:style-name="T4">ió</text:span> un evento. <text:span text:style-name="T3">Es uno de los features más importante a la hora de predecir las instalaciones.</text:span></text:p>
      <text:p text:style-name="P9"/>
      <text:p text:style-name="P10">Clicks:</text:p>
      <text:p text:style-name="P11">c_advertiser: <text:span text:style-name="T4">probabilidad de que aparezca el aviso del dispositivo en un click.</text:span></text:p>
      <text:p text:style-name="P12">c_osmin: <text:span text:style-name="T4">probabilidad de que aparezca el os_mínimo del dispositivo en un click. </text:span>No resultó útil para predecir.</text:p>
      <text:p text:style-name="P10">c_t_prom: <text:span text:style-name="T1">tiempo </text:span>promedio<text:span text:style-name="T1"> en el cual </text:span>hizo click<text:span text:style-name="T1"> el dispositivo </text:span>en un aviso.</text:p>
      <text:p text:style-name="P10">c_#clicks: <text:span text:style-name="T6">cantidad de clicks de un dispositivo.</text:span></text:p>
      <text:p text:style-name="P12">c_source: <text:span text:style-name="T4">probabilidad de que aparezca el source del dispositivo en un click. </text:span>No resultó útil para predecir.</text:p>
      <text:p text:style-name="P12">c_wifi: <text:span text:style-name="T6">cantidad de clicks con wifi del dispositivo. </text:span>No resultó útil para predecir.</text:p>
      <text:p text:style-name="P11">c_type: <text:span text:style-name="T4">probabilidad de que aparezca el tipo del dispositivo en un click.</text:span></text:p>
      <text:p text:style-name="P12">c_timeToClick: <text:span text:style-name="T6">promedio del tiempo que tarda el dispositivo en hacer click. </text:span>No resultó útil para predecir.</text:p>
      <text:p text:style-name="P12">c_osma<text:span text:style-name="T7">x</text:span>: <text:span text:style-name="T4">probabilidad de que aparezca el os_máximo del dispositivo en un click. </text:span>No resultó útil para predecir.</text:p>
      <text:p text:style-name="P11">c_carrier: <text:span text:style-name="T4">probabilidad de que aparezca el carrier del dispositivo en un click.</text:span></text:p>
      <text:p text:style-name="P10"/>
      <text:p text:style-name="P10">Installs:</text:p>
      <text:p text:style-name="P10"/>
      <text:p text:style-name="P10">i_t_min: <text:s/><text:span text:style-name="T1">tiempo mínimo en el cual </text:span>un dispositivo instaló una aplicación<text:span text:style-name="T1">.</text:span></text:p>
      <text:p text:style-name="P10">i_t_prom: <text:s/><text:span text:style-name="T1">tiempo </text:span>promedio<text:span text:style-name="T1"> en el cual </text:span>un dispositivo instaló una aplicación<text:span text:style-name="T1">.</text:span></text:p>
      <text:p text:style-name="P10">i_t_max: <text:s/><text:span text:style-name="T1">tiempo m</text:span>áximo<text:span text:style-name="T1"> en el cual </text:span>un dispositivo instaló una aplicación<text:span text:style-name="T1">.</text:span></text:p>
      <text:p text:style-name="P11">i_app_id: <text:span text:style-name="T4">probabilidad de que aparezca la application_id del dispositivo en una instalación.</text:span></text:p>
      <text:p text:style-name="P10">i_#installs: <text:span text:style-name="T6">cantidad de instalaciones de un dispositivo.</text:span></text:p>
      <text:p text:style-name="P11">i_model: <text:span text:style-name="T4">probabilidad de que aparezca el modelo del dispositivo en una instalación.</text:span></text:p>
      <text:p text:style-name="P12">i_language: <text:span text:style-name="T4">probabilidad de que aparezca el lenguaje del dispositivo en una instalación. </text:span>No resultó útil para predecir.</text:p>
      <text:p text:style-name="P11">i_type: <text:span text:style-name="T4">probabilidad de que aparezca el tipo del dispositivo en una instalación.</text:span></text:p>
      <text:p text:style-name="P12">i_wifi: <text:span text:style-name="T6">cantidad de instalaciones con wifi del dispositivo. </text:span>No resultó útil para predecir.</text:p>
      <text:p text:style-name="P12">i_implicit: <text:span text:style-name="T6">cantidad de instalaciones con implicit de un dispositivo.</text:span> No resultó útil para predecir.</text:p>
      <text:p text:style-name="P12">i_attributed: <text:span text:style-name="T6">cantidad de instalaciones atribuidas a japp de un dispositivo. </text:span>No resultó útil para predec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5:23:28.667050347</meta:creation-date>
    <dc:date>2019-06-23T23:51:49.317694279</dc:date>
    <meta:editing-duration>PT2H20M2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823" meta:character-count="5085" meta:non-whitespace-character-count="4298"/>
  </office:meta>
</office:document-meta>
</file>